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967bb" officeooo:paragraph-rsid="001967bb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italic" fo:font-weight="normal" style:font-style-asian="italic" style:font-style-complex="italic"/>
    </style:style>
    <style:style style:name="P4" style:family="paragraph" style:parent-style-name="Standard">
      <style:text-properties officeooo:rsid="001967bb" officeooo:paragraph-rsid="001967bb"/>
    </style:style>
    <style:style style:name="P5" style:family="paragraph" style:parent-style-name="Standard">
      <style:text-properties fo:font-style="italic" officeooo:rsid="001967bb" officeooo:paragraph-rsid="001967bb" style:font-style-asian="italic" style:font-style-complex="italic"/>
    </style:style>
    <style:style style:name="P6" style:family="paragraph" style:parent-style-name="Standard">
      <style:text-properties fo:font-style="italic" officeooo:rsid="001a0245" officeooo:paragraph-rsid="001a0245" style:font-style-asian="italic" style:font-style-complex="italic"/>
    </style:style>
    <style:style style:name="P7" style:family="paragraph" style:parent-style-name="Standard">
      <style:text-properties officeooo:rsid="001a0245" officeooo:paragraph-rsid="001a0245"/>
    </style:style>
    <style:style style:name="T1" style:family="text">
      <style:text-properties officeooo:rsid="001961ee"/>
    </style:style>
    <style:style style:name="T2" style:family="text">
      <style:text-properties officeooo:rsid="001967bb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4" style:family="text">
      <style:text-properties fo:font-variant="normal" fo:text-transform="none" fo:color="#242729" style:font-name="Arial" fo:font-size="11.25pt" fo:letter-spacing="normal" fo:font-weight="normal"/>
    </style:style>
    <style:style style:name="T5" style:family="text">
      <style:text-properties fo:font-variant="normal" fo:text-transform="none" fo:color="#242729" style:font-name="Arial" fo:font-size="11.2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fo:background-color="#fff200" loext:char-shading-value="0" loext:padding="0in" loext:border="none"/>
    </style:style>
    <style:style style:name="T8" style:family="text">
      <style:text-properties fo:font-variant="normal" fo:text-transform="none" fo:color="#242729" style:font-name="Consolas" fo:font-size="9.75pt" fo:letter-spacing="normal" fo:font-weight="normal" loext:padding="0in" loext:border="none"/>
    </style:style>
    <style:style style:name="T9" style:family="text">
      <style:text-properties fo:font-variant="normal" fo:text-transform="none" fo:color="#242729" style:font-name="Consolas" fo:font-size="9.75pt" fo:letter-spacing="normal" fo:font-weight="normal" fo:background-color="#fff200" loext:char-shading-value="0" loext:padding="0in" loext:border="none"/>
    </style:style>
    <style:style style:name="T10" style:family="text">
      <style:text-properties fo:font-variant="normal" fo:text-transform="none" fo:color="#242729" style:font-name="Consolas" fo:font-size="9.75pt" fo:letter-spacing="normal" fo:font-style="italic" fo:font-weight="normal" style:font-style-asian="italic" style:font-style-complex="italic" loext:padding="0in" loext:border="none"/>
    </style:style>
    <style:style style:name="T11" style:family="text">
      <style:text-properties fo:font-variant="normal" fo:text-transform="none" fo:color="#242729" style:font-name="Consolas" fo:font-size="9.75pt" fo:letter-spacing="normal" fo:font-style="italic" fo:font-weight="normal" fo:background-color="#fff200" loext:char-shading-value="0" style:font-style-asian="italic" style:font-style-complex="italic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span text:style-name="T1">App documentation</text:span></text:p>
      <text:p text:style-name="Standard"/>
      <text:p text:style-name="Standard">// <text:span text:style-name="T2">dev mode</text:span></text:p>
      <text:p text:style-name="P4">- docker-compose’s volumes link the source code to the container. </text:p>
      <text:p text:style-name="P4">Need composer to work in the source code directory, as </text:p>
      <text:p text:style-name="P4"/>
      <text:p text:style-name="P1"><text:span text:style-name="T5">this might be the case if you have downloaded </text:span><text:span text:style-name="Source_20_Text"><text:span text:style-name="T10">composer.phar</text:span></text:span><text:span text:style-name="T5"> directly ,</text:span></text:p>
      <text:p text:style-name="P2"><text:span text:style-name="T5">but not by running </text:span><text:span text:style-name="Source_20_Text"><text:span text:style-name="T10">php composer-setup.php</text:span></text:span></text:p>
      <text:p text:style-name="P2"><text:span text:style-name="T5">make </text:span><text:span text:style-name="Source_20_Text"><text:span text:style-name="T10">composer.phar</text:span></text:span><text:span text:style-name="T5"> executable with following command before moving it to </text:span><text:span text:style-name="Source_20_Text"><text:span text:style-name="T10">/usr/local/bin/composer</text:span></text:span><text:span text:style-name="T5"> or after moving</text:span></text:p>
      <text:p text:style-name="P2"><text:span text:style-name="Source_20_Text"><text:span text:style-name="T11">sudo chmod 755 composer.phar</text:span></text:span></text:p>
      <text:p text:style-name="P3">composer-setup.php will make this change for us by default</text:p>
      <text:p text:style-name="P5"/>
      <text:p text:style-name="P4"/>
      <text:p text:style-name="P7">as well in the home directory, that make accessible the composer’s cache</text:p>
      <text:p text:style-name="P6">sudo chmod -R 755 .composer</text:p>
      <text:p text:style-name="P4"/>
      <text:p text:style-name="P4"/>
      <text:p text:style-name="P4"/>
      <text:p text:style-name="P4">// prod mode </text:p>
      <text:p text:style-name="P4">in the docker-compose file the volumes must be removed, </text:p>
      <text:p text:style-name="P4">otherwise, the app style link with the volumes (instead of being independ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3:49:16.006820298</meta:creation-date>
    <dc:date>2020-10-07T14:00:03.538131036</dc:date>
    <meta:editing-duration>PT10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1" meta:character-count="710" meta:non-whitespace-character-count="602"/>
  </office:meta>
</office:document-meta>
</file>